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Arial" officeooo:rsid="001a1746" officeooo:paragraph-rsid="001a1746"/>
    </style:style>
    <style:style style:name="P2" style:family="paragraph" style:parent-style-name="Standard">
      <style:paragraph-properties fo:text-align="center" style:justify-single-word="false"/>
      <style:text-properties style:font-name="Arial" fo:font-size="16pt" fo:font-weight="bold" officeooo:rsid="001a1746" officeooo:paragraph-rsid="001a1746" style:font-size-asian="16pt" style:font-weight-asian="bold" style:font-size-complex="16pt" style:font-weight-complex="bold"/>
    </style:style>
    <style:style style:name="P3" style:family="paragraph" style:parent-style-name="Standard">
      <style:paragraph-properties fo:text-align="justify" style:justify-single-word="false"/>
      <style:text-properties style:font-name="Arial" fo:font-size="12pt" fo:font-weight="normal" officeooo:rsid="001a1746" officeooo:paragraph-rsid="001a1746"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style:font-name="Arial" fo:font-size="12pt" fo:font-weight="normal" officeooo:rsid="001b27cc" officeooo:paragraph-rsid="001b27cc" style:font-size-asian="10.5pt" style:font-weight-asian="normal" style:font-size-complex="12pt" style:font-weight-complex="normal"/>
    </style:style>
    <style:style style:name="P5" style:family="paragraph" style:parent-style-name="Standard" style:list-style-name="L1">
      <style:paragraph-properties fo:text-align="justify" style:justify-single-word="false"/>
      <style:text-properties style:font-name="Arial" fo:font-size="12pt" fo:font-weight="normal" officeooo:rsid="001b27cc" officeooo:paragraph-rsid="001b27cc" style:font-size-asian="10.5pt" style:font-weight-asian="normal" style:font-size-complex="12pt" style:font-weight-complex="normal"/>
    </style:style>
    <style:style style:name="P6" style:family="paragraph" style:parent-style-name="Standard">
      <style:text-properties style:font-name="Arial" fo:font-size="12pt" fo:font-weight="normal" officeooo:rsid="001b27cc" officeooo:paragraph-rsid="001b27cc" style:font-size-asian="10.5pt" style:font-weight-asian="normal" style:font-size-complex="12pt" style:font-weight-complex="normal"/>
    </style:style>
    <style:style style:name="P7" style:family="paragraph" style:parent-style-name="Standard">
      <style:text-properties style:font-name="Arial" officeooo:rsid="001b27cc" officeooo:paragraph-rsid="001b27cc"/>
    </style:style>
    <style:style style:name="P8" style:family="paragraph" style:parent-style-name="Standard">
      <style:paragraph-properties fo:break-before="page"/>
      <style:text-properties style:font-name="Arial" officeooo:rsid="001b27cc" officeooo:paragraph-rsid="001b27cc"/>
    </style:style>
    <style:style style:name="T1" style:family="text">
      <style:text-properties officeooo:rsid="001a1746"/>
    </style:style>
    <style:style style:name="T2" style:family="text">
      <style:text-properties officeooo:rsid="001b27cc"/>
    </style:style>
    <style:style style:name="T3" style:family="text">
      <style:text-properties officeooo:rsid="001c5876"/>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stituto Tecnológico de Costa Rica</text:p>
      <text:p text:style-name="P1">Escuela de Ingeniería Química</text:p>
      <text:p text:style-name="P1">Proyecto de Desarrollo</text:p>
      <text:p text:style-name="P1"/>
      <text:p text:style-name="P2">Encuesta de Prueba</text:p>
      <text:p text:style-name="P2"/>
      <text:p text:style-name="P3">Como parte del proyecto de desarrollo a cargo de la Escuela de Ingeniería Química, se propone un prototipo meta para los casos que pretende tratar la herramienta. Esta encuesta tiene como objetivo demostrar los diferentes tipos de preguntas y respuestas que se podrán incluir en las encuestas generadas por la aplicación.</text:p>
      <text:p text:style-name="P3"/>
      <text:p text:style-name="P3">Por favor complete los campos a continuación:</text:p>
      <text:p text:style-name="P3"/>
      <text:p text:style-name="P3">Nombre <text:span text:style-name="T3">completo</text:span>: _________________________<text:tab/><text:span text:style-name="T3">Celular: ______________________ </text:span></text:p>
      <text:p text:style-name="P3"/>
      <text:p text:style-name="P4">1) ¿Cuál es su edad? ______</text:p>
      <text:p text:style-name="P4"/>
      <text:p text:style-name="P4">2) Marque la opción que delimite su<text:span text:style-name="T3">s gastos mensuales en colones como estudiante</text:span>:</text:p>
      <text:p text:style-name="P4"/>
      <text:list xml:id="list5271874284242159711" text:style-name="L1">
        <text:list-header>
          <text:p text:style-name="P5">A) 0 – <text:span text:style-name="T3">50</text:span>.000</text:p>
          <text:p text:style-name="P5">B) <text:span text:style-name="T3">50</text:span>.001 – <text:span text:style-name="T3">100</text:span>.000</text:p>
          <text:p text:style-name="P5">C) <text:span text:style-name="T3">100</text:span>.001 – <text:span text:style-name="T3">160</text:span>.000</text:p>
          <text:p text:style-name="P5">D) <text:span text:style-name="T3">1</text:span>60.001 – <text:span text:style-name="T3">190</text:span>.000</text:p>
          <text:p text:style-name="P5">E) <text:span text:style-name="T3">190</text:span>.001 o más</text:p>
        </text:list-header>
      </text:list>
      <text:p text:style-name="P1"/>
      <text:p text:style-name="P7">3) ¿Cree usted que <text:span text:style-name="T3">los profesores demuestran favoritismo sobre algún conjunto de estudiantes</text:span>? ¿Por qué?</text:p>
      <text:p text:style-name="P7"/>
      <text:p text:style-name="P7"><text:tab/>A) Si</text:p>
      <text:p text:style-name="P7"><text:tab/>B) No</text:p>
      <text:p text:style-name="P7"/>
      <text:p text:style-name="P7">Especifique: 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7"/>
      <text:p text:style-name="P7">4) ¿<text:span text:style-name="T3">Es usted estudiante activo del ITCR</text:span>?</text:p>
      <text:p text:style-name="P7"/>
      <text:p text:style-name="P7"><text:tab/>A) Si</text:p>
      <text:p text:style-name="P7"><text:tab/>B) No</text:p>
      <text:p text:style-name="P7"/>
      <text:p text:style-name="P7"/>
      <text:p text:style-name="P8">5) ¿Considera usted que <text:span text:style-name="T3">el plan de estudio IC410 tiene alguna falla</text:span>?</text:p>
      <text:p text:style-name="P7">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text:p>
      <text:p text:style-name="P7"/>
      <text:p text:style-name="P7"/>
      <text:p text:style-name="P7">6) Marque todos <text:span text:style-name="T3">los cursos que haya aprobado de la siguiente lista</text:span>:</text:p>
      <text:p text:style-name="P4"/>
      <text:list xml:id="list173114545492794" text:continue-numbering="true" text:style-name="L1">
        <text:list-header>
          <text:p text:style-name="P5">A) <text:span text:style-name="T3">Introducción a la Programación</text:span></text:p>
          <text:p text:style-name="P5">B) <text:span text:style-name="T3">Bases de Datos I</text:span></text:p>
          <text:p text:style-name="P5">C) <text:span text:style-name="T3">Programación Orientada a Objetos</text:span></text:p>
          <text:p text:style-name="P5">D) <text:span text:style-name="T3">Sistemas Operativos</text:span></text:p>
        </text:list-header>
      </text:list>
      <text:p text:style-name="P6"><text:tab/>E) <text:span text:style-name="T3">Re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1T17:02:46.290077868</meta:creation-date>
    <dc:date>2018-03-01T17:31:12.039021510</dc:date>
    <meta:editing-duration>PT7M15S</meta:editing-duration>
    <meta:editing-cycles>1</meta:editing-cycles>
    <meta:document-statistic meta:table-count="0" meta:image-count="0" meta:object-count="0" meta:page-count="2" meta:paragraph-count="29" meta:word-count="199" meta:character-count="1923" meta:non-whitespace-character-count="1752"/>
    <meta:generator>LibreOffice/5.1.6.2$Linux_X86_64 LibreOffice_project/10m0$Build-2</meta:generator>
  </office:meta>
</office:document-meta>
</file>